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F000002E7CA84B591294C77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115cm" svg:height="20.674cm" svg:x="1.239cm" svg:y="1.154cm">
          <draw:image xlink:href="Pictures/10000201000002AF000002E7CA84B591294C77C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6T13:53:29.501477942</meta:creation-date>
    <dc:date>2022-01-06T13:54:42.981008846</dc:date>
    <meta:editing-duration>PT1M15S</meta:editing-duration>
    <meta:editing-cycles>1</meta:editing-cycles>
    <meta:document-statistic meta:object-count="1"/>
    <meta:generator>LibreOffice/6.1.3.2$Linux_X86_64 LibreOffice_project/10$Build-2</meta:generator>
  </office:meta>
</office:document-meta>
</file>